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81.14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Noto Sans CJK SC Regular" style:font-name-complex="Noto Sans CJK SC Regular"/>
    </style:style>
    <style:style style:name="ce2" style:family="table-cell" style:parent-style-name="Default" style:data-style-name="N100"/>
    <style:style style:name="ce3" style:family="table-cell" style:parent-style-name="Default" style:data-style-name="N51"/>
    <style:style style:name="ce4" style:family="table-cell" style:parent-style-name="Default" style:data-style-name="N51">
      <style:text-properties style:font-name="Liberation Sans"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uction合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地址</text:p>
          </table:table-cell>
          <table:table-cell table:style-name="ce1" office:value-type="string" calcext:value-type="string">
            <text:p>0xddb9aead359bedbbbcffde1dc77a2575e9223d6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发布拍卖信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开始时间</text:p>
          </table:table-cell>
          <table:table-cell office:value-type="float" office:value="1660546618" calcext:value-type="float">
            <text:p>1660546618</text:p>
          </table:table-cell>
          <table:table-cell table:style-name="ce3" office:value-type="date" office:date-value="2022-08-15T14:56:58" calcext:value-type="date">
            <text:p>2022/08/15 14:56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结束时间</text:p>
          </table:table-cell>
          <table:table-cell office:value-type="float" office:value="1660550217" calcext:value-type="float">
            <text:p>1660550217</text:p>
          </table:table-cell>
          <table:table-cell table:style-name="ce3" office:value-type="date" office:date-value="2022-08-15T15:56:57" calcext:value-type="date">
            <text:p>2022/08/15 15:56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群公钥</text:p>
          </table:table-cell>
          <table:table-cell table:style-name="ce2" office:value-type="string" calcext:value-type="string">
            <text:p>ewogICAiZzEiIDogIjA0MmJkNjQ5ZWQzODE0YmFmYzRkNjJkMWNlNTg5ZDM2ZGM4M2U4MWFlNmVjZDEyNGU0MGNkNzk3ZmQ1ODA1ZWEyOTA1ZmIwYzc2N2ZhNjQxNzk1ZTE0NzYyMDU4YjEyODNkZDliMDdiMjY1ZWI1YmVhYjVmMmUzMzYxYmVlYjk0M2U0MyIsCiAgICJnMiIgOiAiMDE1MWJkMTgyOTRjMGQ3MThiZjE3ZjA4YjY1YmRkMTU5OTU0NGE0ODc3ZjcxZTEyMzYyMTI1NmJhMjBiOGNiNzVkMTNhYWVhNzljYjNjMGExNTUwYWQyMTcxMGM0ZmMyZTcyYzdkYmUzMGE4OGY3MTMyMzViOTEyMzg5OGEyOGJiZGY4IiwKICAgImgiIDogIjEyYmUzZTgyOGYyMzkyNzM4ZDRiZTIyMDcxZjY5YjY1YWM4MjJjMzJmZTQ4Y2M3MDFiNWRlOWY2ZjI3MjRiNTNlYTExZjI2MmJhYTQyZDRmM2NjYWM2YzdjODY1NDNmNWJmZmU3YWM4MWVlMzM0OWU4OTVjYjIzZWQwNGMyODhiMGI2MiIsCiAgICJwcl9nMV9nMiIgOiAiMDQ1MTUyYjU5ZmU1YWJmM2UyYzIxNGRkNWI4MDFhMjhmMjVhMTNiZGY5ODhiN2YyYTQyZjI0OWZmNzRlNDU3MzczMTVlM2Q4NmY0ZWZlZDY5MGU3MmY3Mjc2ZTAyMGJlNzgwNWNkMWUyMGRlMjljZTM0ZDdjMmI1YmI3ZjFhOTgwYzliIiwKICAgInByX2cxX2cyX2ludiIgOiAiMDQ1MTUyYjU5ZmU1YWJmM2UyYzIxNGRkNWI4MDFhMjhmMjVhMTNiZGY5ODhiN2YyYTQyZjI0OWZmNzRlNDU3MzczMDgxYzI3OTI5MTAxMjk2ZjE4ZDA4ZDg5MWZkZjQxODdmYTMyZTFkZjIxZDYzMWNiMjgzZDRhNDQ4MGU1NjdmM2EwIiwKICAgInByX2hfZzIiIDogIjA4NmI3MGRmODdjMDNiNmFkMzJhYmE0ZDAyY2I1NThjZGE3MzIwYWQ0ZTc5ODdkMWNkNzk1NmJkZGM3NTEwMjFhYjFkZTZmYWJmMWM1MGI3YWVkNWFlNWIzODlmNjQ2MjZmNmZkOTdjZTliYmVlZDg2Y2UxYjNlNWFlMDU0OTVmZTk2MiIsCiAgICJwcl9oX3ciIDogIjA4MzhjMTIzNGZlNTkwNjJkYzZlYTFlNTdmYjNlOTY1MWRhNjZlNTUwNzJkMzJmN2Y0YWE2MGM2M2Q0NzdkNzVhODFkMGI3NzYyYmVkZmU5YmMzY2EyMzE3YmNjYTVmYWQ4MWRiNjE0NjEyZmRhMzQ5NzI3MDUyNGNjMTE1Njc0NzhlZCIsCiAgICJ1IiA6ICIxMDI3MDg1NmU1NDdkOGQ5YTBlODhmZjM3MTFlOTUwZWNmMmJkYTUzYTE1YjQ0NDUwNDY5ODE4YjAzMjc2ZDU2NDgwMDM4NmU4MzM3NjU4MzkxYTExYzRmMmEyNmNhZDg2MjA1YTk3ZjU1M2RhNWEwMDhiMWYyY2RiMDBlYzkxNDgxZjYiLAogICAidiIgOiAiMTUwNzYxNDk3YzIwMzk3OGZkYmU0YjQ5YjVhYmMzMDQ1Y2EyZGQ2MDk4ZWVkNTVlNGU4MjdmOTVjN2RiZmM1N2Q2MGQ0ZDFlMjk1MDJkNWI0N2JmZDBkOTYzNzhhNzY5OThkZjk0Njk4OTk5NmE0ZmJlMWY5ZjA4YzNjNTY5ZTg3NTEwIiwKICAgInciIDogIjA5OWRjNTBjZjgyZjRhMWY3MWQxMWFjOWM4MzE3Y2VmMzNlZDM0NGNkNDM4NGUyYjhmM2Y5YzkyNzIzZjU0ODk3MDA0NzU5YjYwMTk5ZWYzZWRkMWNmMTRhOTZmMzAxYzU0ZGNiYjNlMTE1ZmViYmQ0ZjA3M2I1YTQ3ODUzOWMyNTU0OSIKfQo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公共参数</text:p>
          </table:table-cell>
          <table:table-cell office:value-type="string" calcext:value-type="string">
            <text:p>dHlwZSBhCnEgMzQ3Mzc2MjY5MDA2MDI2MDI2MjkzOTQzNjY1MTcwMDgwNDQ3NzM2NzUyMjI2MzMxNTA0NjI0NDAwMzIwMjMxMTE2NzEyNjgwODgyMTgxOQpoIDYwCnIgNTc4OTYwNDQ4MzQzMzc2NzEwNDg5OTA2MTA4NjE2ODAwNzQ2MjI3OTIwMzc3MjE5MTc0Mzc0MDAwNTMzNzE4NTI3ODU0NDY4MTM2OTcKZXhwMiAyNTUKZXhwMSAyMjcKc2lnbjEgMQpzaWduMCAxCg=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商品描述</text:p>
          </table:table-cell>
          <table:table-cell office:value-type="string" calcext:value-type="string">
            <text:p>used 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拍卖标识</text:p>
          </table:table-cell>
          <table:table-cell office:value-type="string" calcext:value-type="string">
            <text:p>0x6d15f41c0323d64af6cf272bf279c3237fc59fa50bbab48570cbad6ba00687e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投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拍卖标识</text:p>
          </table:table-cell>
          <table:table-cell table:style-name="ce1" office:value-type="string" calcext:value-type="string">
            <text:p>0x6d15f41c0323d64af6cf272bf279c3237fc59fa50bbab48570cbad6ba00687e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承诺</text:p>
          </table:table-cell>
          <table:table-cell office:value-type="string" calcext:value-type="string">
            <text:p>0xc43cea093b1ca35d8ba75300493bc37726383b5c3e332ea571ebc051d63b825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群签名</text:p>
          </table:table-cell>
          <table:table-cell office:value-type="string" calcext:value-type="string">
            <text:p>"ewogICAiVDEiIDogIjA4M2U3MTYyMmMwNWI5MzAxYTkzYjU4NzVmMzA3NzM4ZWYzZDYwNTlkZDRmZjZhZjAwNGI4ZDk1ZWM2ZWMwYTJiZjE4ZjlmMzQ0M2JjYmE3ZmI5MWFjZjMyYWI0NjY0NDJkM2Q5NTYwNjU0NmNkMDYxYzFmMTA4OGE0YWJjYTk0NzAyNCIsCiAgICJUMiIgOiAiMWFkZDI4NGQyMjg2N2JiNTEwYmRlY2Y2ZDVmMTM1MjA0NGUzYzY0ZmE4NDkyYjkxYTg0NTA3MzQ2ZDk1NjBmYmRhMDhlYTc0YmM4ZWFkMDRkOGJmNzliZjc3YjQ4YTllYTRhYmVkZjhjOWM0YWVkM2Q5MjRhY2ZmYjk2M2M4NTEyMmQxIiwKICAgIlQzIiA6ICIwYTVjZTUyMTZhNzg1OTI5N2NiYmFiMTYzOTdjYjlkM2YyODYyYjQ1NjY5MTIyZWU3ZGVkMDA0ZjVkODY1NjFiY2IxNDNiMmQ4ZTdlNDIyNGRkZjRiNzI5MTIzNGU2MGJhMzExMDdjMzMyMDVkZWQ2NmZkNDFlYzM4M2U5MTMzNjExNWQiLAogICAiYyIgOiAiM2VmMTQzYjNlNmU1ZmNkM2E1N2VmMGU5MGJkM2ZhYjQxZTViOTQwZTg3MDc0ZGM3YzcyNGUyNTYwZjExYTRmNyIsCiAgICJyYWxwaGEiIDogIjY5ODkwMzZlNmNkNjFmNWIxMTNkNmRiYzhhMzJmZjIwYzA0YTkwMTczNDBhNWRmNDdkODRmZWI2M2VlNmIxMDciLAogICAicmJldGEiIDogIjA4NTk5YmNjNTUxZmM0MGNiZjg3OGJkOTA0NzY2NWRiZWZkMTMyMWY0YTI5ZjE2MWI0MTZhNWVjODZjNjNiODQiLAogICAicmRlbHRhMSIgOiAiNmFhMzA3MjEyNzViZDJhY2U3YWFmMTQ5NzcxZDgzOGMzZjRiYjRlZjJlZDQ1YmM2MjMxZDBjZTk4NGUzMTNjZCIsCiAgICJyZGVsdGEyIiA6ICI3NGQ3ZDZkNTFhMjY1OTc3YjQzZmY0MDZlOTQxMzk2MDE2ZDJlYzkwMjQ2ZWFiYjRiN2NiM2E5YjNhZTU5YTViIiwKICAgInJ4IiA6ICI0ZDI1NDdkMWE0ZWY4M2JhZjRiMTUzNTBkZDdkOGE5MmJlOWI3NTU2YmE1MjEyYzI5NzNmZDhhN2MyNmY3NjAyIgp9Cg==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g</text:p>
          </table:table-cell>
          <table:table-cell table:style-name="ce1" office:value-type="string" calcext:value-type="string">
            <text:p>0x6D15F41C0323D64AF6CF272BF279C3237FC59FA50BBAB48570CBAD6BA00687E8C43CEA093B1CA35D8BA75300493BA37726383B5C3E332EA571EBC051D63B825C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uction合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地址</text:p>
          </table:table-cell>
          <table:table-cell office:value-type="string" calcext:value-type="string">
            <text:p>0x4d0825bf4f6450d2d6324269da8d5ae63d73f94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发布拍卖信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开始时间</text:p>
          </table:table-cell>
          <table:table-cell office:value-type="float" office:value="1660549528" calcext:value-type="float">
            <text:p>1660549528</text:p>
          </table:table-cell>
          <table:table-cell table:style-name="ce3" office:value-type="date" office:date-value="2022-08-15T15:45:28" calcext:value-type="date">
            <text:p>2022/08/15 15:45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结束时间</text:p>
          </table:table-cell>
          <table:table-cell office:value-type="float" office:value="1660550457" calcext:value-type="float">
            <text:p>1660550457</text:p>
          </table:table-cell>
          <table:table-cell table:style-name="ce3" office:value-type="date" office:date-value="2022-08-15T16:00:57" calcext:value-type="date">
            <text:p>2022/08/15 16:00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群公钥</text:p>
          </table:table-cell>
          <table:table-cell table:style-name="ce1" office:value-type="string" calcext:value-type="string">
            <text:p>ewogICAiZzEiIDogIjA0MmJkNjQ5ZWQzODE0YmFmYzRkNjJkMWNlNTg5ZDM2ZGM4M2U4MWFlNmVjZDEyNGU0MGNkNzk3ZmQ1ODA1ZWEyOTA1ZmIwYzc2N2ZhNjQxNzk1ZTE0NzYyMDU4YjEyODNkZDliMDdiMjY1ZWI1YmVhYjVmMmUzMzYxYmVlYjk0M2U0MyIsCiAgICJnMiIgOiAiMDE1MWJkMTgyOTRjMGQ3MThiZjE3ZjA4YjY1YmRkMTU5OTU0NGE0ODc3ZjcxZTEyMzYyMTI1NmJhMjBiOGNiNzVkMTNhYWVhNzljYjNjMGExNTUwYWQyMTcxMGM0ZmMyZTcyYzdkYmUzMGE4OGY3MTMyMzViOTEyMzg5OGEyOGJiZGY4IiwKICAgImgiIDogIjEyYmUzZTgyOGYyMzkyNzM4ZDRiZTIyMDcxZjY5YjY1YWM4MjJjMzJmZTQ4Y2M3MDFiNWRlOWY2ZjI3MjRiNTNlYTExZjI2MmJhYTQyZDRmM2NjYWM2YzdjODY1NDNmNWJmZmU3YWM4MWVlMzM0OWU4OTVjYjIzZWQwNGMyODhiMGI2MiIsCiAgICJwcl9nMV9nMiIgOiAiMDQ1MTUyYjU5ZmU1YWJmM2UyYzIxNGRkNWI4MDFhMjhmMjVhMTNiZGY5ODhiN2YyYTQyZjI0OWZmNzRlNDU3MzczMTVlM2Q4NmY0ZWZlZDY5MGU3MmY3Mjc2ZTAyMGJlNzgwNWNkMWUyMGRlMjljZTM0ZDdjMmI1YmI3ZjFhOTgwYzliIiwKICAgInByX2cxX2cyX2ludiIgOiAiMDQ1MTUyYjU5ZmU1YWJmM2UyYzIxNGRkNWI4MDFhMjhmMjVhMTNiZGY5ODhiN2YyYTQyZjI0OWZmNzRlNDU3MzczMDgxYzI3OTI5MTAxMjk2ZjE4ZDA4ZDg5MWZkZjQxODdmYTMyZTFkZjIxZDYzMWNiMjgzZDRhNDQ4MGU1NjdmM2EwIiwKICAgInByX2hfZzIiIDogIjA4NmI3MGRmODdjMDNiNmFkMzJhYmE0ZDAyY2I1NThjZGE3MzIwYWQ0ZTc5ODdkMWNkNzk1NmJkZGM3NTEwMjFhYjFkZTZmYWJmMWM1MGI3YWVkNWFlNWIzODlmNjQ2MjZmNmZkOTdjZTliYmVlZDg2Y2UxYjNlNWFlMDU0OTVmZTk2MiIsCiAgICJwcl9oX3ciIDogIjA4MzhjMTIzNGZlNTkwNjJkYzZlYTFlNTdmYjNlOTY1MWRhNjZlNTUwNzJkMzJmN2Y0YWE2MGM2M2Q0NzdkNzVhODFkMGI3NzYyYmVkZmU5YmMzY2EyMzE3YmNjYTVmYWQ4MWRiNjE0NjEyZmRhMzQ5NzI3MDUyNGNjMTE1Njc0NzhlZCIsCiAgICJ1IiA6ICIxMDI3MDg1NmU1NDdkOGQ5YTBlODhmZjM3MTFlOTUwZWNmMmJkYTUzYTE1YjQ0NDUwNDY5ODE4YjAzMjc2ZDU2NDgwMDM4NmU4MzM3NjU4MzkxYTExYzRmMmEyNmNhZDg2MjA1YTk3ZjU1M2RhNWEwMDhiMWYyY2RiMDBlYzkxNDgxZjYiLAogICAidiIgOiAiMTUwNzYxNDk3YzIwMzk3OGZkYmU0YjQ5YjVhYmMzMDQ1Y2EyZGQ2MDk4ZWVkNTVlNGU4MjdmOTVjN2RiZmM1N2Q2MGQ0ZDFlMjk1MDJkNWI0N2JmZDBkOTYzNzhhNzY5OThkZjk0Njk4OTk5NmE0ZmJlMWY5ZjA4YzNjNTY5ZTg3NTEwIiwKICAgInciIDogIjA5OWRjNTBjZjgyZjRhMWY3MWQxMWFjOWM4MzE3Y2VmMzNlZDM0NGNkNDM4NGUyYjhmM2Y5YzkyNzIzZjU0ODk3MDA0NzU5YjYwMTk5ZWYzZWRkMWNmMTRhOTZmMzAxYzU0ZGNiYjNlMTE1ZmViYmQ0ZjA3M2I1YTQ3ODUzOWMyNTU0OSIKfQo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公共参数</text:p>
          </table:table-cell>
          <table:table-cell table:style-name="ce1" office:value-type="string" calcext:value-type="string">
            <text:p>dHlwZSBhCnEgMzQ3Mzc2MjY5MDA2MDI2MDI2MjkzOTQzNjY1MTcwMDgwNDQ3NzM2NzUyMjI2MzMxNTA0NjI0NDAwMzIwMjMxMTE2NzEyNjgwODgyMTgxOQpoIDYwCnIgNTc4OTYwNDQ4MzQzMzc2NzEwNDg5OTA2MTA4NjE2ODAwNzQ2MjI3OTIwMzc3MjE5MTc0Mzc0MDAwNTMzNzE4NTI3ODU0NDY4MTM2OTcKZXhwMiAyNTUKZXhwMSAyMjcKc2lnbjEgMQpzaWduMCAxCg=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商品描述</text:p>
          </table:table-cell>
          <table:table-cell table:style-name="ce1" office:value-type="string" calcext:value-type="string">
            <text:p>used 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拍卖标识</text:p>
          </table:table-cell>
          <table:table-cell office:value-type="string" calcext:value-type="string">
            <text:p>hex://0xd16da50d95a35e118abdbbb0548a7c28ae8240a9ec1e02140a5f7504d7f4f0f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投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拍卖标识</text:p>
          </table:table-cell>
          <table:table-cell table:style-name="ce1" office:value-type="string" calcext:value-type="string">
            <text:p>hex://0xd16da50d95a35e118abdbbb0548a7c28ae8240a9ec1e02140a5f7504d7f4f0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承诺</text:p>
          </table:table-cell>
          <table:table-cell office:value-type="string" calcext:value-type="string">
            <text:p>hex://0xc43cea093b1ca35d8ba75300493bc37726383b5c3e332ea571ebc051d63b825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群签名</text:p>
          </table:table-cell>
          <table:table-cell office:value-type="string" calcext:value-type="string">
            <text:p>"ewogICAiVDEiIDogIjAzZDA4ZjMwNzBhZDVjYTgzZWU2ZTRlNWU5NWZkZWE0OWJkYTFjMzQ1NGI3MzhlZjBlNDBlZGM4YTE5MWUxYmU1NDFkNzVjNDA3MzBiZTc1ZmEwYWUyNjdhYmQ3OGJmYTk3MDVhYzRhZmI5MGU2M2RmNmU5Y2NhNDliM2UzYTMyMGVhMCIsCiAgICJUMiIgOiAiMTU5Y2JiMWE2ZGYyZGI1ZWJmNWRiODFiMTc3NTQxNDY2NjYyNGM2NDFlN2E4NTFiNjg1MzNhMzAxZjRiMWRkNmQ1MDVlZjkyY2Y4MmIyNzQ3ODc4NjA0MzdjYmNjMDNlMDNlODRiOTE0ZDE3NWQ4MDNkYmU2YWNmZDg4ODE0YWIzYzVjIiwKICAgIlQzIiA6ICIwNzg0NzMwN2Q1MWZjMWJkODg3NWMxODdjOTFkMmRmNDU4YzM5MmE3ZjlmYTVjMDE4NjYwYWEyNzYxZjc2MzA2ODkxYzRlNjlmMDk5ODdiNDVhMzE3NTJkNTU1YTQxZGUzODUyM2NiNzZlNWEyMTk1YTUwNjJmYjBlOTVlOTQxYTJhYjciLAogICAiYyIgOiAiN2M4NmMwZjBlMGNlODE4NGFmN2MzOWE2ZmNiNTdkMTU0MzkyZjhiNDU1YTA5ZGQyMDNiNzFjYzQzMmYzZDY4NCIsCiAgICJyYWxwaGEiIDogIjdkMjI5ZmQ0OTg3ODI2NjkwMTM1M2YyMGVkNWY4ZGQ1NDc4YmUyY2Q0NjRkZWRjMDNlZTRmMTRlOTQ3YWE3ZTYiLAogICAicmJldGEiIDogIjI1ZWExZTA2YmZmMWY4MWQ3MmU4NjA5NDM0MGI2ZTZmN2U2Yzc4MTUyNGI0MDQyNGFiNGNmOGQ1NTU2YzYxNzIiLAogICAicmRlbHRhMSIgOiAiMWEwNWQ4NDVlYTAwODk4N2FkYTM0MmM5NmM3NmExYThiY2M1NzJiOWUwMTI1YjM2YTQ1MDc5MDVjMDFmN2Y2NSIsCiAgICJyZGVsdGEyIiA6ICIyOTZkMjBjZjAwOTBiNGZhZWE5MzAyOTdkODYxOGI3ODc4OGE3YWNhNWFjYzg0NTNkMGIyYmMzNzViYzU5NDZiIiwKICAgInJ4IiA6ICI2YzNhNGVjMDcxOTA0YmJjMzA2M2VkN2I0NjFmNzcyMjBmYmFkZGJjNmUwZGQ2N2Y4ZGVhZmQ2YjEyNWQ1Yzg3Igp9Cg==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g</text:p>
          </table:table-cell>
          <table:table-cell table:style-name="ce1" office:value-type="string" calcext:value-type="string">
            <text:p>0xD16DA50D95A35E118ABDBBB0548A7C28AE8240A9EC1E02140A5F7504D7F4F0FF0xC43CEA093B1CA35D8BA75300493BC37726383B5C3E332EA571EBC051D63B825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60553586666" calcext:value-type="float">
            <text:p>1660553586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开始时间</text:p>
          </table:table-cell>
          <table:table-cell office:value-type="float" office:value="1660550457" calcext:value-type="float">
            <text:p>1660550457</text:p>
          </table:table-cell>
          <table:table-cell table:style-name="ce4" office:value-type="date" office:date-value="2022-08-15T16:00:57" calcext:value-type="date">
            <text:p>2022/08/15 16:00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结束时间</text:p>
          </table:table-cell>
          <table:table-cell office:value-type="float" office:value="1660986057" calcext:value-type="float">
            <text:p>1660986057</text:p>
          </table:table-cell>
          <table:table-cell table:style-name="ce3" office:value-type="date" office:date-value="2022-08-20T17:00:57" calcext:value-type="date">
            <text:p>2022/08/20 17:00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群公钥</text:p>
          </table:table-cell>
          <table:table-cell table:style-name="ce1" office:value-type="string" calcext:value-type="string">
            <text:p>ewogICAiZzEiIDogIjA0MmJkNjQ5ZWQzODE0YmFmYzRkNjJkMWNlNTg5ZDM2ZGM4M2U4MWFlNmVjZDEyNGU0MGNkNzk3ZmQ1ODA1ZWEyOTA1ZmIwYzc2N2ZhNjQxNzk1ZTE0NzYyMDU4YjEyODNkZDliMDdiMjY1ZWI1YmVhYjVmMmUzMzYxYmVlYjk0M2U0MyIsCiAgICJnMiIgOiAiMDE1MWJkMTgyOTRjMGQ3MThiZjE3ZjA4YjY1YmRkMTU5OTU0NGE0ODc3ZjcxZTEyMzYyMTI1NmJhMjBiOGNiNzVkMTNhYWVhNzljYjNjMGExNTUwYWQyMTcxMGM0ZmMyZTcyYzdkYmUzMGE4OGY3MTMyMzViOTEyMzg5OGEyOGJiZGY4IiwKICAgImgiIDogIjEyYmUzZTgyOGYyMzkyNzM4ZDRiZTIyMDcxZjY5YjY1YWM4MjJjMzJmZTQ4Y2M3MDFiNWRlOWY2ZjI3MjRiNTNlYTExZjI2MmJhYTQyZDRmM2NjYWM2YzdjODY1NDNmNWJmZmU3YWM4MWVlMzM0OWU4OTVjYjIzZWQwNGMyODhiMGI2MiIsCiAgICJwcl9nMV9nMiIgOiAiMDQ1MTUyYjU5ZmU1YWJmM2UyYzIxNGRkNWI4MDFhMjhmMjVhMTNiZGY5ODhiN2YyYTQyZjI0OWZmNzRlNDU3MzczMTVlM2Q4NmY0ZWZlZDY5MGU3MmY3Mjc2ZTAyMGJlNzgwNWNkMWUyMGRlMjljZTM0ZDdjMmI1YmI3ZjFhOTgwYzliIiwKICAgInByX2cxX2cyX2ludiIgOiAiMDQ1MTUyYjU5ZmU1YWJmM2UyYzIxNGRkNWI4MDFhMjhmMjVhMTNiZGY5ODhiN2YyYTQyZjI0OWZmNzRlNDU3MzczMDgxYzI3OTI5MTAxMjk2ZjE4ZDA4ZDg5MWZkZjQxODdmYTMyZTFkZjIxZDYzMWNiMjgzZDRhNDQ4MGU1NjdmM2EwIiwKICAgInByX2hfZzIiIDogIjA4NmI3MGRmODdjMDNiNmFkMzJhYmE0ZDAyY2I1NThjZGE3MzIwYWQ0ZTc5ODdkMWNkNzk1NmJkZGM3NTEwMjFhYjFkZTZmYWJmMWM1MGI3YWVkNWFlNWIzODlmNjQ2MjZmNmZkOTdjZTliYmVlZDg2Y2UxYjNlNWFlMDU0OTVmZTk2MiIsCiAgICJwcl9oX3ciIDogIjA4MzhjMTIzNGZlNTkwNjJkYzZlYTFlNTdmYjNlOTY1MWRhNjZlNTUwNzJkMzJmN2Y0YWE2MGM2M2Q0NzdkNzVhODFkMGI3NzYyYmVkZmU5YmMzY2EyMzE3YmNjYTVmYWQ4MWRiNjE0NjEyZmRhMzQ5NzI3MDUyNGNjMTE1Njc0NzhlZCIsCiAgICJ1IiA6ICIxMDI3MDg1NmU1NDdkOGQ5YTBlODhmZjM3MTFlOTUwZWNmMmJkYTUzYTE1YjQ0NDUwNDY5ODE4YjAzMjc2ZDU2NDgwMDM4NmU4MzM3NjU4MzkxYTExYzRmMmEyNmNhZDg2MjA1YTk3ZjU1M2RhNWEwMDhiMWYyY2RiMDBlYzkxNDgxZjYiLAogICAidiIgOiAiMTUwNzYxNDk3YzIwMzk3OGZkYmU0YjQ5YjVhYmMzMDQ1Y2EyZGQ2MDk4ZWVkNTVlNGU4MjdmOTVjN2RiZmM1N2Q2MGQ0ZDFlMjk1MDJkNWI0N2JmZDBkOTYzNzhhNzY5OThkZjk0Njk4OTk5NmE0ZmJlMWY5ZjA4YzNjNTY5ZTg3NTEwIiwKICAgInciIDogIjA5OWRjNTBjZjgyZjRhMWY3MWQxMWFjOWM4MzE3Y2VmMzNlZDM0NGNkNDM4NGUyYjhmM2Y5YzkyNzIzZjU0ODk3MDA0NzU5YjYwMTk5ZWYzZWRkMWNmMTRhOTZmMzAxYzU0ZGNiYjNlMTE1ZmViYmQ0ZjA3M2I1YTQ3ODUzOWMyNTU0OSIKfQo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公共参数</text:p>
          </table:table-cell>
          <table:table-cell table:style-name="ce1" office:value-type="string" calcext:value-type="string">
            <text:p>dHlwZSBhCnEgMzQ3Mzc2MjY5MDA2MDI2MDI2MjkzOTQzNjY1MTcwMDgwNDQ3NzM2NzUyMjI2MzMxNTA0NjI0NDAwMzIwMjMxMTE2NzEyNjgwODgyMTgxOQpoIDYwCnIgNTc4OTYwNDQ4MzQzMzc2NzEwNDg5OTA2MTA4NjE2ODAwNzQ2MjI3OTIwMzc3MjE5MTc0Mzc0MDAwNTMzNzE4NTI3ODU0NDY4MTM2OTcKZXhwMiAyNTUKZXhwMSAyMjcKc2lnbjEgMQpzaWduMCAxCg=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商品描述</text:p>
          </table:table-cell>
          <table:table-cell office:value-type="string" calcext:value-type="string">
            <text:p>used 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拍卖标识</text:p>
          </table:table-cell>
          <table:table-cell office:value-type="string" calcext:value-type="string">
            <text:p>hex://0x26c1dfaf3b27f5a0d6c7affa143cdbc5086fada328fe523e76bbcda8576d591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投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拍卖标识</text:p>
          </table:table-cell>
          <table:table-cell office:value-type="string" calcext:value-type="string">
            <text:p>hex://0x26c1dfaf3b27f5a0d6c7affa143cdbc5086fada328fe523e76bbcda8576d591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承诺</text:p>
          </table:table-cell>
          <table:table-cell office:value-type="string" calcext:value-type="string">
            <text:p>hex://0xc43cea093b1ca35d8ba75300493bc37726383b5c3e332ea571ebc051d63b825c</text:p>
          </table:table-cell>
          <table:table-cell table:number-columns-repeated="2"/>
          <table:table-cell office:value-type="string" calcext:value-type="string">
            <text:p>30000 12345</text:p>
          </table:table-cell>
        </table:table-row>
        <table:table-row table:style-name="ro1">
          <table:table-cell office:value-type="string" calcext:value-type="string">
            <text:p>群签名</text:p>
          </table:table-cell>
          <table:table-cell office:value-type="string" calcext:value-type="string">
            <text:p>"ewogICAiVDEiIDogIjBlNmMwNDk4ZGE0NDY0NjE0NzAyYTJhMDc3YWZlMzI5MTJhZjkzZmYxMWYxMDgzMjE5M2EwNTRjYTg0NzQ4ZTQ0ZjAwNWViOTcyNWQ2Y2M5MTk1NzllZTEzZjAwZjM0OGQ4MTVkOTNmYjZjNzVkMWRmNmEyOTM2Njc5MTY2MWVkZjA5YiIsCiAgICJUMiIgOiAiMGVjODk0ZDk3ZDQ5NDcyMzI4M2FmYjVjN2ZhNDM5Y2I3YmI3ZDdkNWMzM2M4Y2RhMjE1OGZkNjA4MmNjMzc1YWU4MDgxMWUyZWNjY2NlMzk0ZjMyZmM3NTU1YzBhODEwNzNmODNiMDRmNGQyNmI3NzExOGI1Zjk0ZDk0NjgzOTcyNzgzIiwKICAgIlQzIiA6ICIwMTFlZTVhOWE1YzYzMzE1M2U5YzlkYjdiNjMxYWZiMDNmZDVjNmNkMmU5ZjhhM2U4MzUwYjY2NGY5NTk4ZDE3ZWIwMzNmZDgyY2M3NTg0NWUzZTdiYjhkYTUxYTg3OGJkNGMyMmVlNTkwZjRhN2E0Nzc5Mzc4NzEyYWM2ZjYzMTVkYzYiLAogICAiYyIgOiAiNmFlNzk1YzUzMjVjOGZhY2ZhZGZhNjI3OGE4OTdiMmZmNjkzMDY1ODAzZDhiZWNhMzk3MDQxNTVhNWNlMGMzMyIsCiAgICJyYWxwaGEiIDogIjBlM2JmNzcyZTIxMjJiYjI3YTc5N2RiNTI2MjNlZDE3MmIzMjUxYjAyZDU5OTRlMDgzNjU1MTA4OWI5MTFjYWMiLAogICAicmJldGEiIDogIjQ1YmQ4NGYzZjA3MmMxM2VjY2ZlNTA3MjMyMDdlM2Q4MjA0OGViNzc4ZjY4ZGFjOTZlOTMzNTgwMTJlNDc4NDMiLAogICAicmRlbHRhMSIgOiAiMDdjMDkwYzlmNDE4MjJjMjNhMGVlYTllNWY1MWJjNDRiYTA5NzFhZTcxNDEzODYzY2E1YmE3OTVmMWYxOTRkYSIsCiAgICJyZGVsdGEyIiA6ICI1MTU2NzVjMjVkMzk2YjE4MGVkZWRkNjhlYzExMGZhNzI0MDdmZTdmOTllZWM5Mzc3MjU2NjNhZmJjMWNhNmNhIiwKICAgInJ4IiA6ICIyOWQxODM0Y2FiZDQwNjg1ODQzY2VhZTIyZGUyYTI0YjdlODk4YzBiZGYwMDAyZjkwYTAxMDY2MWU2NjIxNGY3Igp9Cg==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g</text:p>
          </table:table-cell>
          <table:table-cell office:value-type="string" calcext:value-type="string">
            <text:p>0x26C1DFAF3B27F5A0D6C7AFFA143CDBC5086FADA328FE523E76BBCDA8576D591F0xC43CEA093B1CA35D8BA75300493BC37726383B5C3E332EA571EBC051D63B825C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uction合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地址</text:p>
          </table:table-cell>
          <table:table-cell office:value-type="string" calcext:value-type="string">
            <text:p>0xc70a97d15db89678d78ebedd7229367712c5984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发布拍卖信息</text:p>
          </table:table-cell>
          <table:table-cell table:style-name="ce1" office:value-type="float" office:value="1660553586666" calcext:value-type="float">
            <text:p>1660553586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开始时间</text:p>
          </table:table-cell>
          <table:table-cell office:value-type="float" office:value="1660553700778" calcext:value-type="float">
            <text:p>1660553700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结束时间</text:p>
          </table:table-cell>
          <table:table-cell office:value-type="float" office:value="1660986057000" calcext:value-type="float">
            <text:p>166098605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群公钥</text:p>
          </table:table-cell>
          <table:table-cell table:style-name="ce1" office:value-type="string" calcext:value-type="string">
            <text:p>ewogICAiZzEiIDogIjA0MmJkNjQ5ZWQzODE0YmFmYzRkNjJkMWNlNTg5ZDM2ZGM4M2U4MWFlNmVjZDEyNGU0MGNkNzk3ZmQ1ODA1ZWEyOTA1ZmIwYzc2N2ZhNjQxNzk1ZTE0NzYyMDU4YjEyODNkZDliMDdiMjY1ZWI1YmVhYjVmMmUzMzYxYmVlYjk0M2U0MyIsCiAgICJnMiIgOiAiMDE1MWJkMTgyOTRjMGQ3MThiZjE3ZjA4YjY1YmRkMTU5OTU0NGE0ODc3ZjcxZTEyMzYyMTI1NmJhMjBiOGNiNzVkMTNhYWVhNzljYjNjMGExNTUwYWQyMTcxMGM0ZmMyZTcyYzdkYmUzMGE4OGY3MTMyMzViOTEyMzg5OGEyOGJiZGY4IiwKICAgImgiIDogIjEyYmUzZTgyOGYyMzkyNzM4ZDRiZTIyMDcxZjY5YjY1YWM4MjJjMzJmZTQ4Y2M3MDFiNWRlOWY2ZjI3MjRiNTNlYTExZjI2MmJhYTQyZDRmM2NjYWM2YzdjODY1NDNmNWJmZmU3YWM4MWVlMzM0OWU4OTVjYjIzZWQwNGMyODhiMGI2MiIsCiAgICJwcl9nMV9nMiIgOiAiMDQ1MTUyYjU5ZmU1YWJmM2UyYzIxNGRkNWI4MDFhMjhmMjVhMTNiZGY5ODhiN2YyYTQyZjI0OWZmNzRlNDU3MzczMTVlM2Q4NmY0ZWZlZDY5MGU3MmY3Mjc2ZTAyMGJlNzgwNWNkMWUyMGRlMjljZTM0ZDdjMmI1YmI3ZjFhOTgwYzliIiwKICAgInByX2cxX2cyX2ludiIgOiAiMDQ1MTUyYjU5ZmU1YWJmM2UyYzIxNGRkNWI4MDFhMjhmMjVhMTNiZGY5ODhiN2YyYTQyZjI0OWZmNzRlNDU3MzczMDgxYzI3OTI5MTAxMjk2ZjE4ZDA4ZDg5MWZkZjQxODdmYTMyZTFkZjIxZDYzMWNiMjgzZDRhNDQ4MGU1NjdmM2EwIiwKICAgInByX2hfZzIiIDogIjA4NmI3MGRmODdjMDNiNmFkMzJhYmE0ZDAyY2I1NThjZGE3MzIwYWQ0ZTc5ODdkMWNkNzk1NmJkZGM3NTEwMjFhYjFkZTZmYWJmMWM1MGI3YWVkNWFlNWIzODlmNjQ2MjZmNmZkOTdjZTliYmVlZDg2Y2UxYjNlNWFlMDU0OTVmZTk2MiIsCiAgICJwcl9oX3ciIDogIjA4MzhjMTIzNGZlNTkwNjJkYzZlYTFlNTdmYjNlOTY1MWRhNjZlNTUwNzJkMzJmN2Y0YWE2MGM2M2Q0NzdkNzVhODFkMGI3NzYyYmVkZmU5YmMzY2EyMzE3YmNjYTVmYWQ4MWRiNjE0NjEyZmRhMzQ5NzI3MDUyNGNjMTE1Njc0NzhlZCIsCiAgICJ1IiA6ICIxMDI3MDg1NmU1NDdkOGQ5YTBlODhmZjM3MTFlOTUwZWNmMmJkYTUzYTE1YjQ0NDUwNDY5ODE4YjAzMjc2ZDU2NDgwMDM4NmU4MzM3NjU4MzkxYTExYzRmMmEyNmNhZDg2MjA1YTk3ZjU1M2RhNWEwMDhiMWYyY2RiMDBlYzkxNDgxZjYiLAogICAidiIgOiAiMTUwNzYxNDk3YzIwMzk3OGZkYmU0YjQ5YjVhYmMzMDQ1Y2EyZGQ2MDk4ZWVkNTVlNGU4MjdmOTVjN2RiZmM1N2Q2MGQ0ZDFlMjk1MDJkNWI0N2JmZDBkOTYzNzhhNzY5OThkZjk0Njk4OTk5NmE0ZmJlMWY5ZjA4YzNjNTY5ZTg3NTEwIiwKICAgInciIDogIjA5OWRjNTBjZjgyZjRhMWY3MWQxMWFjOWM4MzE3Y2VmMzNlZDM0NGNkNDM4NGUyYjhmM2Y5YzkyNzIzZjU0ODk3MDA0NzU5YjYwMTk5ZWYzZWRkMWNmMTRhOTZmMzAxYzU0ZGNiYjNlMTE1ZmViYmQ0ZjA3M2I1YTQ3ODUzOWMyNTU0OSIKfQo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公共参数</text:p>
          </table:table-cell>
          <table:table-cell table:style-name="ce1" office:value-type="string" calcext:value-type="string">
            <text:p>dHlwZSBhCnEgMzQ3Mzc2MjY5MDA2MDI2MDI2MjkzOTQzNjY1MTcwMDgwNDQ3NzM2NzUyMjI2MzMxNTA0NjI0NDAwMzIwMjMxMTE2NzEyNjgwODgyMTgxOQpoIDYwCnIgNTc4OTYwNDQ4MzQzMzc2NzEwNDg5OTA2MTA4NjE2ODAwNzQ2MjI3OTIwMzc3MjE5MTc0Mzc0MDAwNTMzNzE4NTI3ODU0NDY4MTM2OTcKZXhwMiAyNTUKZXhwMSAyMjcKc2lnbjEgMQpzaWduMCAxCg=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商品描述</text:p>
          </table:table-cell>
          <table:table-cell office:value-type="string" calcext:value-type="string">
            <text:p>used 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拍卖标识</text:p>
          </table:table-cell>
          <table:table-cell office:value-type="string" calcext:value-type="string">
            <text:p>hex://0x22e342fa9bd2a651a36d333d6768b54708019c9dc3f5a1a3046e36885488775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投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拍卖标识</text:p>
          </table:table-cell>
          <table:table-cell table:style-name="ce1" office:value-type="string" calcext:value-type="string">
            <text:p>hex://0x22e342fa9bd2a651a36d333d6768b54708019c9dc3f5a1a3046e368854887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承诺</text:p>
          </table:table-cell>
          <table:table-cell office:value-type="string" calcext:value-type="string">
            <text:p>hex://0xc43cea093b1ca35d8ba75300493bc37726383b5c3e332ea571ebc051d63b825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群签名</text:p>
          </table:table-cell>
          <table:table-cell office:value-type="string" calcext:value-type="string">
            <text:p>"ewogICAiVDEiIDogIjA0MzI1ZDkxMzk2NjYwMzQyMmMzMzBlOTZjY2JhNGUzMTU2NGU4MzNmMjJkYzEyZjNjN2VkNTM2MTRiYWRmMzI0OTA5Njk3YzYxYzc0YTUzMjFjMWQxOWIwMmRjYTFmNDhmZTFlNWI2NTY0NTZjNTBhZWFlY2M5NTRmYzhiNzdmNDg5OSIsCiAgICJUMiIgOiAiMTdmNTc0YjA2OGZjNDVjNWE0YjEzYmExNDZlY2UyNzFhMmY3ZjE4YmQ2MGFmZDdlN2M3ZTAyM2NkZmIxYzIyYmY4MDlkNzhlMTJhMThkNmI3MDZhZjM5NjhkMjNmZGJkYWY5NzMxMjM3ZTI2ZjA3MDlmYTY3OTM3ZDIzYTUyNmZiMThlIiwKICAgIlQzIiA6ICIwYmQ5MDBiNjc1MGM4ZjhlYzgyNjhhZDk5YjVhMjEwZTM1MzhiMTY0NzQwNzAzZjI4NjQ1MTI4ZDE0NTcyM2JlNjAwNmE2ODc0ZTRiYTVmMTYzNTRiNTFkNzIyNmViZWFjNDc2ZTQ4M2Q0ZjIwMjJjYTMzMWJlMTRlNjMyYzBjNjM1ODUiLAogICAiYyIgOiAiN2YzYmExMDM3NzM1NTEwZjhiZDkwM2I4YmRlMGUyMTk5OWMxY2ZmODZjMmJlY2Q1MjQzNmUyNDA4ZDVlYzIwOCIsCiAgICJyYWxwaGEiIDogIjNiZDhjZTM4NTNmODA1YzlkNDI1ZmU2MWM4NjNmYjZlZTc4ZDMyOWE3MzI3ZjA4NDA4MjU5OTJmMjUyYzI5ZGYiLAogICAicmJldGEiIDogIjM1N2Y0MWEyYTM4OThkZjZkMjEzZWMyMzBjODdiNmY2YzA1MTVjNTcwNGNmNmQ5OTBjZTQ1YzFiOGFmNTMyMTIiLAogICAicmRlbHRhMSIgOiAiMjBiYzY0NzY5NTFlNzliZTI2MDdkZTY4ODhmYjczOGMwMzczODdjOGY3NzU1NzI3ZTQzYmE2NTc2OGQ5ZjNhZCIsCiAgICJyZGVsdGEyIiA6ICIyYjA3ZDQ4YzVkYzg1MmM1ZTcwOWUxMGFjYWE2NTUzZGQ2NDhiMzY1YmEwNDBkYTYxNTJiNGQzMGU4NjVlZjE0IiwKICAgInJ4IiA6ICIxZGY1YjE0ZjhiZjdhM2MxZWYyMDgzNjgwOGI0ODRkMjg3ODkwYmI3ZjBmNWQ0MGY0YWRhYmFmNTQzMThkNDMzIgp9Cg==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g</text:p>
          </table:table-cell>
          <table:table-cell office:value-type="string" calcext:value-type="string">
            <text:p>0x22E342FA9BD2A651A36D333D6768B54708019C9DC3F5A1A3046E3688548877540xC43CEA093B1CA35D8BA75300493BC37726383B5C3E332EA571EBC051D63B825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投标标识</text:p>
          </table:table-cell>
          <table:table-cell office:value-type="string" calcext:value-type="string">
            <text:p>hex://0xd7cec3ac8dd2218146738336ec25ea78ed2cee24abfc29258f50b9f1ed04de4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开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投标标识</text:p>
          </table:table-cell>
          <table:table-cell table:style-name="ce1" office:value-type="string" calcext:value-type="string">
            <text:p>hex://0xd7cec3ac8dd2218146738336ec25ea78ed2cee24abfc29258f50b9f1ed04de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出价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随机值</text:p>
          </table:table-cell>
          <table:table-cell office:value-type="float" office:value="12345" calcext:value-type="float">
            <text:p>1234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公布拍卖结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价格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随机数</text:p>
          </table:table-cell>
          <table:table-cell office:value-type="float" office:value="12345" calcext:value-type="float">
            <text:p>12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投标标识</text:p>
          </table:table-cell>
          <table:table-cell table:style-name="ce1" office:value-type="string" calcext:value-type="string">
            <text:p>hex://0xd7cec3ac8dd2218146738336ec25ea78ed2cee24abfc29258f50b9f1ed04de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标地址</text:p>
          </table:table-cell>
          <table:table-cell office:value-type="string" calcext:value-type="string">
            <text:p>0xf8736315bf2a80e44d9a62c31b553308d8a85f2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证明</text:p>
          </table:table-cell>
          <table:table-cell office:value-type="string" calcext:value-type="string">
            <text:p>pr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获得拍卖结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拍卖标识</text:p>
          </table:table-cell>
          <table:table-cell table:style-name="ce1" office:value-type="string" calcext:value-type="string">
            <text:p>hex://0x22e342fa9bd2a651a36d333d6768b54708019c9dc3f5a1a3046e36885488775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5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5T14:43:40.645280820</meta:creation-date>
    <dc:date>2022-08-15T17:12:50.068284293</dc:date>
    <meta:editing-duration>PT5M16S</meta:editing-duration>
    <meta:editing-cycles>1</meta:editing-cycles>
    <meta:document-statistic meta:table-count="1" meta:cell-count="128" meta:object-count="0"/>
    <meta:generator>LibreOffice/5.1.6.2$Linux_X86_64 LibreOffice_project/10m0$Build-2</meta:generator>
  </office:meta>
</office:document-meta>
</file>